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B4000030EAD8DCE7D9.wmf"/>
  <manifest:file-entry manifest:media-type="" manifest:full-path="Pictures/200000070000520C000025CC2C012BD0.wmf"/>
  <manifest:file-entry manifest:media-type="" manifest:full-path="Pictures/200000070000667A000042101B461883.wmf"/>
  <manifest:file-entry manifest:media-type="" manifest:full-path="Pictures/200000070000556F00002BD54E261FCC.wmf"/>
  <manifest:file-entry manifest:media-type="" manifest:full-path="Pictures/200000070000562D00002F1D46F378DE.wmf"/>
  <manifest:file-entry manifest:media-type="" manifest:full-path="Pictures/20000007000052420000299CC26940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Preformatted_20_Text">
      <style:text-properties fo:font-size="8pt" style:font-size-asian="8pt" style:font-size-complex="8pt"/>
    </style:style>
    <style:style style:name="P12" style:family="paragraph" style:parent-style-name="Preformatted_20_Text">
      <style:paragraph-properties fo:margin-top="0cm" fo:margin-bottom="0.499cm"/>
      <style:text-properties fo:font-size="8pt" style:font-size-asian="8pt" style:font-size-complex="8pt"/>
    </style:style>
    <style:style style:name="P13" style:family="paragraph" style:parent-style-name="Heading_20_2">
      <style:text-properties fo:font-weight="bold" style:font-weight-asian="bold" style:font-weight-complex="bold"/>
    </style:style>
    <style:style style:name="P14" style:family="paragraph" style:parent-style-name="Cover_20_-_20_title_20_3">
      <style:text-properties fo:language="en" fo:country="GB"/>
    </style:style>
    <style:style style:name="P15" style:family="paragraph" style:parent-style-name="Contents_20_3">
      <style:paragraph-properties>
        <style:tab-stops>
          <style:tab-stop style:position="14.723cm" style:type="right" style:leader-style="dotted" style:leader-text="."/>
        </style:tab-stops>
      </style:paragraph-properties>
    </style:style>
    <style:style style:name="P16" style:family="paragraph" style:parent-style-name="Contents_20_1">
      <style:paragraph-properties>
        <style:tab-stops>
          <style:tab-stop style:position="15.499cm" style:type="right" style:leader-style="dotted" style:leader-text="."/>
        </style:tab-stops>
      </style:paragraph-properties>
    </style:style>
    <style:style style:name="P17" style:family="paragraph" style:parent-style-name="Contents_20_2">
      <style:paragraph-properties>
        <style:tab-stops>
          <style:tab-stop style:position="15.111cm" style:type="right" style:leader-style="dotted" style:leader-text="."/>
        </style:tab-stops>
      </style:paragraph-properties>
    </style:style>
    <style:style style:name="P18" style:family="paragraph" style:parent-style-name="Notice">
      <style:paragraph-properties fo:margin-top="0.494cm" fo:margin-bottom="0cm" fo:text-align="justify" style:justify-single-word="false"/>
    </style:style>
    <style:style style:name="P19" style:family="paragraph" style:parent-style-name="Cover_20_-_20_Report_20_Type" style:master-page-name="Standard">
      <style:paragraph-properties style:page-number="auto"/>
    </style:style>
    <style:style style:name="P20" style:family="paragraph" style:parent-style-name="Cover_20_-_20_Report_20_Type" style:master-page-name="Standard">
      <style:paragraph-properties style:page-number="auto"/>
    </style:style>
    <style:style style:name="P21" style:family="paragraph" style:parent-style-name="Text_20_body" style:list-style-name="WW8Num50"/>
    <style:style style:name="P22" style:family="paragraph" style:parent-style-name="Text_20_body" style:list-style-name="WW8Num50"/>
    <style:style style:name="P23" style:family="paragraph" style:parent-style-name="Text_20_body" style:list-style-name="WW8Num50"/>
    <style:style style:name="P24" style:family="paragraph" style:parent-style-name="Text_20_body" style:list-style-name="WW8Num50"/>
    <style:style style:name="P25" style:family="paragraph" style:parent-style-name="Text_20_body" style:list-style-name="WW8Num50"/>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WW8Num21"/>
    <style:style style:name="P35" style:family="paragraph" style:parent-style-name="Text_20_body" style:list-style-name="WW8Num6"/>
    <style:style style:name="P36" style:family="paragraph" style:parent-style-name="Text_20_body" style:list-style-name="WW8Num21"/>
    <style:style style:name="P37" style:family="paragraph" style:parent-style-name="Text_20_body">
      <style:text-properties fo:font-style="italic" style:font-style-asian="italic" style:font-style-complex="italic"/>
    </style:style>
    <style:style style:name="P38" style:family="paragraph" style:parent-style-name="Text_20_body" style:list-style-name="L1">
      <style:paragraph-properties fo:margin-top="0cm" fo:margin-bottom="0cm"/>
    </style:style>
    <style:style style:name="P39" style:family="paragraph" style:parent-style-name="Text_20_body" style:list-style-name="L1">
      <style:paragraph-properties fo:margin-top="0cm" fo:margin-bottom="0cm"/>
    </style:style>
    <style:style style:name="P40" style:family="paragraph" style:parent-style-name="Text_20_body" style:list-style-name="WW8Num68">
      <style:paragraph-properties fo:margin-left="-1.251cm" fo:margin-right="0cm" fo:text-indent="0cm" style:auto-text-indent="false"/>
    </style:style>
    <style:style style:name="P41" style:family="paragraph" style:parent-style-name="Text_20_body" style:list-style-name="WW8Num68">
      <style:paragraph-properties fo:margin-left="-1.251cm" fo:margin-right="0cm" fo:text-indent="0cm" style:auto-text-indent="false"/>
    </style:style>
    <style:style style:name="P42" style:family="paragraph" style:parent-style-name="Text_20_body" style:list-style-name="WW8Num68">
      <style:paragraph-properties fo:margin-left="-1.251cm" fo:margin-right="0cm" fo:text-indent="0cm" style:auto-text-indent="false"/>
    </style:style>
    <style:style style:name="P43" style:family="paragraph" style:parent-style-name="Text_20_body" style:list-style-name="WW8Num68">
      <style:paragraph-properties fo:margin-left="-1.251cm" fo:margin-right="0cm" fo:text-indent="0cm" style:auto-text-indent="false"/>
    </style:style>
    <style:style style:name="P44" style:family="paragraph" style:parent-style-name="Text_20_body" style:list-style-name="WW8Num68">
      <style:paragraph-properties fo:margin-left="-1.251cm" fo:margin-right="0cm" fo:text-indent="0cm"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zxx" style:country-asian="none"/>
    </style:style>
    <style:style style:name="T6" style:family="text">
      <style:text-properties fo:language="sv" fo:country="SE" style:language-asian="zxx" style:country-asian="none"/>
    </style:style>
    <style:style style:name="T7" style:family="text">
      <style:text-properties fo:background-color="#ff0000"/>
    </style:style>
    <style:style style:name="T8" style:family="text">
      <style:text-properties fo:color="#000000" fo:background-color="#ff0000"/>
    </style:style>
    <style:style style:name="T9" style:family="text">
      <style:text-properties fo:background-color="transparent"/>
    </style:style>
    <style:style style:name="T10" style:family="text">
      <style:text-properties fo:color="#444444"/>
    </style:style>
    <style:style style:name="T11" style:family="text">
      <style:text-properties style:font-name="Arial1" style:font-name-complex="Arial1"/>
    </style:style>
    <style:style style:name="T12" style:family="text">
      <style:text-properties fo:font-size="8pt" style:font-size-asian="8pt" style:font-size-complex="8pt"/>
    </style:style>
    <style:style style:name="T13" style:family="text">
      <style:text-properties fo:font-size="8pt" fo:background-color="#ff0000" style:font-size-asian="8pt" style:font-size-complex="8pt"/>
    </style:style>
    <style:style style:name="T14" style:family="text">
      <style:text-properties fo:font-size="8pt" fo:background-color="transparent" style:font-size-asian="8pt" style:font-size-complex="8pt"/>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language="en" fo:country="GB"/>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apply-filter="true" form:control-implementation="ooo:com.sun.star.form.component.Form" office:target-frame="" xlink:href="/projects/Reportnet/ticket/99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November 2007</text:modification-date></text:p>
          <text:p text:style-name="P1">Version 1.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7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4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4cm" svg:y="21.704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2cm" svg:y="21.614cm" svg:viewBox="0 0 64 286" svg:d="m7 93h48v193h-48zm23-286c18 0 34 12 34 28s-16 28-34 28-30-12-30-28 12-28 30-28z">
            <text:p/>
          </draw:path>
          <draw:path draw:style-name="gr3" draw:text-style-name="P3" svg:width="0.122cm" svg:height="0.197cm" svg:x="10.735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6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4cm" svg:viewBox="0 0 196 203" svg:d="m49 116c2 30 25 46 50 46s42-10 53-26l35 26c-23 29-51 41-83 41-56 0-104-42-104-102s48-101 104-101 92 39 92 104v12zm-50-33c0-30-17-46-47-46s-46 16-50 46z">
            <text:p/>
          </draw:path>
          <draw:path draw:style-name="gr3" draw:text-style-name="P3" svg:width="0.177cm" svg:height="0.197cm" svg:x="11.912cm" svg:y="21.704cm" svg:viewBox="0 0 178 198" svg:d="m0 5h46v30h2c7-17 26-35 58-35 51 0 72 37 72 76v122h-49v-99c0-21-2-57-36-57s-44 25-44 50v106h-49z">
            <text:p/>
          </draw:path>
          <draw:path draw:style-name="gr3" draw:text-style-name="P3" svg:width="0.142cm" svg:height="0.253cm" svg:x="12.116cm" svg:y="21.65cm" svg:viewBox="0 0 143 254" svg:d="m0 97v-41h39v-56h49v56h55v41h-55v83c0 19 5 32 27 32 8 0 19-2 28-6v41c-12 3-28 7-39 7-51 0-65-25-65-71v-86z">
            <text:p/>
          </draw:path>
          <draw:path draw:style-name="gr3" draw:text-style-name="P3" svg:width="0.29cm" svg:height="0.281cm" svg:x="12.386cm" svg:y="21.618cm" svg:viewBox="0 0 291 282" svg:d="m123 0h45l123 282h-60l-26-65h-122l-27 65h-56zm189-109-46-115-44 115z">
            <text:p/>
          </draw:path>
          <draw:path draw:style-name="gr3" draw:text-style-name="P3"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3cm" svg:y="21.039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3 163-1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41cm" svg:x="14.002cm" svg:y="21.657cm" svg:viewBox="0 0 531 142" svg:d="m526 102 1-1v-4c0-7 0-12 0-18s2-14 4-21v-3l-4-2c-93-54-275-61-434-46-29 9-58 19-82 34l-11 3 9 5c25 16 51 30 81 41 153 65 335 71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
      <text:p text:style-name="P9"/>
      <text:p text:style-name="P10"/>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6">1. <text:s text:c="2"/>Quality Assessment Service<text:tab/> <text:a xlink:type="simple" xlink:href="#1.Quality Assessment Service|outline" text:style-name="Default" text:visited-style-name="Default">4</text:a></text:p>
          <text:p text:style-name="P16">2. <text:s text:c="2"/>Functionality<text:tab/> <text:a xlink:type="simple" xlink:href="#2.Functionality|outline" text:style-name="Default" text:visited-style-name="Default">4</text:a></text:p>
          <text:p text:style-name="P17">2.1. <text:s text:c="2"/>XQueries repository<text:tab/><text:a xlink:type="simple" xlink:href="#2.1.XQueries repository|outline" text:style-name="Default" text:visited-style-name="Default">4</text:a></text:p>
          <text:p text:style-name="P15">2.1.1. <text:s text:c="2"/>Browse XQueries<text:tab/><text:a xlink:type="simple" xlink:href="#2.1.1.Browse XQueries|outline" text:style-name="Default" text:visited-style-name="Default">5</text:a></text:p>
          <text:p text:style-name="P15">2.1.2. <text:s text:c="2"/>View XML Schema XQueries<text:tab/><text:a xlink:type="simple" xlink:href="#2.1.2.View XML Schema XQueries|outline" text:style-name="Default" text:visited-style-name="Default">5</text:a></text:p>
          <text:p text:style-name="P17">2.2. <text:s text:c="2"/>XQuery sandbox<text:tab/><text:a xlink:type="simple" xlink:href="#2.2.XQuery sandbox|outline" text:style-name="Default" text:visited-style-name="Default">6</text:a></text:p>
          <text:p text:style-name="P16">3. <text:s text:c="2"/>Administrator functionality<text:tab/> <text:a xlink:type="simple" xlink:href="#3.Administrator functionality|outline" text:style-name="Default" text:visited-style-name="Default">7</text:a></text:p>
          <text:p text:style-name="P17">3.1. <text:s text:c="2"/>Create new XQueries<text:tab/><text:a xlink:type="simple" xlink:href="#3.1.Create new XQueries|outline" text:style-name="Default" text:visited-style-name="Default">8</text:a></text:p>
          <text:p text:style-name="P15">3.1.1. <text:s text:c="2"/>Writing rules for CDR<text:tab/><text:a xlink:type="simple" xlink:href="#3.1.1.Writing rules for CDR|outline" text:style-name="Default" text:visited-style-name="Default">8</text:a></text:p>
          <text:p text:style-name="P15">3.1.2. <text:s text:c="2"/>Generating machine readable feedback with XQuery<text:tab/><text:a xlink:type="simple" xlink:href="#3.1.2.Generating machine readable feedback with XQuery|outline" text:style-name="Default" text:visited-style-name="Default">11</text:a></text:p>
          <text:p text:style-name="P15">3.1.3. <text:s text:c="2"/>Using remote lookup tables<text:tab/><text:a xlink:type="simple" xlink:href="#3.1.3.Using remote lookup tables|outline" text:style-name="Default" text:visited-style-name="Default">13</text:a></text:p>
          <text:p text:style-name="P17">3.2. <text:s text:c="2"/>Add new XQueries to repository and edit properties<text:tab/><text:a xlink:type="simple" xlink:href="#3.2.Add new XQueries to repository and edit properties|outline" text:style-name="Default" text:visited-style-name="Default">13</text:a></text:p>
          <text:p text:style-name="P17">3.3. <text:s text:c="2"/>Add XML Schema validation into QA package<text:tab/><text:a xlink:type="simple" xlink:href="#3.3.Add XML Schema validation into QA package|outline" text:style-name="Default" text:visited-style-name="Default">14</text:a></text:p>
          <text:p text:style-name="P17">3.4. <text:s text:c="2"/>XQuery sandbox advanced functions<text:tab/><text:a xlink:type="simple" xlink:href="#3.4.XQuery sandbox advanced functions|outline" text:style-name="Default" text:visited-style-name="Default">14</text:a></text:p>
          <text:p text:style-name="P17">3.5. <text:s text:c="2"/>Work-queue system management<text:tab/><text:a xlink:type="simple" xlink:href="#3.5.Work-queue system management|outline" text:style-name="Default" text:visited-style-name="Default">15</text:a></text:p>
          <text:p text:style-name="P16">4. <text:s text:c="2"/>External system features<text:tab/> <text:a xlink:type="simple" xlink:href="#4.External system features|outline" text:style-name="Default" text:visited-style-name="Default">16</text:a></text:p>
          <text:p text:style-name="P17">4.1. <text:s text:c="2"/>Validate XML against schema<text:tab/><text:a xlink:type="simple" xlink:href="#4.1.Validate XML against schema|outline" text:style-name="Default" text:visited-style-name="Default">17</text:a></text:p>
          <text:p text:style-name="P17">4.2. <text:s text:c="2"/>Validate delivered XML file <text:tab/><text:a xlink:type="simple" xlink:href="#4.2.Validate delivered XML file |outline" text:style-name="Default" text:visited-style-name="Default">17</text:a></text:p>
          <text:p text:style-name="P17">4.3. <text:s text:c="2"/>Analyse XML files<text:tab/><text:a xlink:type="simple" xlink:href="#4.3.Analyse XML files|outline" text:style-name="Default" text:visited-style-name="Default">18</text:a></text:p>
          <text:p text:style-name="P17">4.4. <text:s text:c="2"/>Analyse<text:tab/><text:a xlink:type="simple" xlink:href="#4.4.Analyse|outline" text:style-name="Default" text:visited-style-name="Default">19</text:a></text:p>
          <text:p text:style-name="P17">4.5. <text:s text:c="2"/>Get results from batch job<text:tab/><text:a xlink:type="simple" xlink:href="#4.5.Get results from batch job|outline" text:style-name="Default" text:visited-style-name="Default">20</text:a></text:p>
          <text:p text:style-name="P17">4.6. <text:s text:c="2"/>List available QA rules<text:tab/><text:a xlink:type="simple" xlink:href="#4.6.List available QA rules|outline" text:style-name="Default" text:visited-style-name="Default">21</text:a></text:p>
          <text:p text:style-name="P17">4.7. <text:s text:c="2"/>List available QA scripts<text:tab/><text:a xlink:type="simple" xlink:href="#4.7.List available QA scripts|outline" text:style-name="Default" text:visited-style-name="Default">21</text:a></text:p>
          <text:p text:style-name="P17">4.8. <text:s text:c="2"/>Run QA script<text:tab/><text:a xlink:type="simple" xlink:href="#4.8.Run QA script|outline" text:style-name="Default" text:visited-style-name="Default">22</text:a></text:p>
          <text:p text:style-name="P16">5. <text:s text:c="2"/>XQuery References<text:tab/> <text:a xlink:type="simple" xlink:href="#5.XQuery References|outline" text:style-name="Default" text:visited-style-name="Default">23</text:a></text:p>
        </text:index-body>
      </text:table-of-content>
      <text:h text:style-name="P8"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text:style-name="WW8Num50">
        <text:list-item>
          <text:p text:style-name="P21">Queries Repository - web-based database for storing XQuery scripts.</text:p>
        </text:list-item>
        <text:list-item>
          <text:p text:style-name="P21">XQuery and QA sandbox – web-page for testing, developing and storing QA rules.</text:p>
        </text:list-item>
        <text:list-item>
          <text:p text:style-name="P21">Work-queue administration - web-page for monitoring QA jobs and deleting the unfinished jobs from the server.</text:p>
        </text:list-item>
        <text:list-item>
          <text:p text:style-name="P21">Host management – storing credentials for a known host for converting password-protected files</text:p>
        </text:list-item>
        <text:list-item>
          <text:p text:style-name="P21">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their attributes. XQuery scripts are used for making quality checks with delivered XML files. Viewing the repository functionality is available for all users. One script file is dedicated to check the quality of one type of XML file. It means that the system knows what script files are to be run on a given XML file from the XML Schema or DOCTYPE of the XML file. For simplification both the XML Schema and the DOCTYPE are called as XML Schema in <text:soft-page-break/>the following chapters. One XML Schema can have several scripts. In the context of the Data Dictionary, each dataset and each dataset table have their own XML Schemas. So we can say that one dataflow can have several quality assessment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Text_20_body"/>
      <text:p text:style-name="Text_20_body"><draw:frame draw:style-name="fr4" draw:name="Frame1" text:anchor-type="as-char" svg:width="15.245cm" draw:z-index="5"><draw:text-box fo:min-height="7.022cm"><text:p text:style-name="Illustration"><draw:frame draw:style-name="fr5" draw:name="graphics15" text:anchor-type="paragraph" svg:x="0.004cm" svg:y="0.002cm" svg:width="15.245cm" style:rel-width="100%" svg:height="7.022cm" style:rel-height="scale" draw:z-index="6"><draw:image xlink:href="Pictures/200000070000520C000025CC2C012BD0.wmf" xlink:type="simple" xlink:show="embed" xlink:actuate="onLoad"/></draw:frame>Illustration <text:sequence text:ref-name="refIllustration0" text:name="Illustration" text:formula="ooow:Illustration+1" style:num-format="1">1</text:sequence>: XQuery repository screenshot</text:p></draw:text-box></draw:frame></text:p>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text:soft-page-break/><draw:frame draw:style-name="fr4" draw:name="Frame2" text:anchor-type="as-char" svg:width="15.238cm" draw:z-index="7"><draw:text-box fo:min-height="7.818cm"><text:p text:style-name="Illustration"><draw:frame draw:style-name="fr5" draw:name="graphics16" text:anchor-type="paragraph" svg:x="0.004cm" svg:y="0.002cm" svg:width="15.238cm" style:rel-width="100%" svg:height="7.818cm" style:rel-height="scale" draw:z-index="8"><draw:image xlink:href="Pictures/200000070000556F00002BD54E261FCC.wmf" xlink:type="simple" xlink:show="embed" xlink:actuate="onLoad"/></draw:frame>Illustration <text:sequence text:ref-name="refIllustration1" text:name="Illustration" text:formula="ooow:Illustration+1" style:num-format="1">2</text:sequence>: XML Schema XQueries screen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Text_20_body"><text:soft-page-break/><draw:frame draw:style-name="fr4" draw:name="Frame3" text:anchor-type="as-char" svg:width="15.238cm" draw:z-index="9"><draw:text-box fo:min-height="8.331cm"><text:p text:style-name="Illustration"><draw:frame draw:style-name="fr5" draw:name="graphics17" text:anchor-type="paragraph" svg:x="0.004cm" svg:y="0.002cm" svg:width="15.238cm" style:rel-width="100%" svg:height="8.331cm" style:rel-height="scale" draw:z-index="10"><draw:image xlink:href="Pictures/200000070000562D00002F1D46F378DE.wmf" xlink:type="simple" xlink:show="embed" xlink:actuate="onLoad"/></draw:frame>Illustration <text:sequence text:ref-name="refIllustration2" text:name="Illustration" text:formula="ooow:Illustration+1" style:num-format="1">3</text:sequence>: XQuery sandbox screenshot</text:p></draw:text-box></draw:frame></text:p>
      <text:h text:style-name="Heading_20_1" text:outline-level="1">Administrator functionality</text:h>
      <text:p text:style-name="Text_20_body">Quality Assessment Service uses two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text:soft-page-break/>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8"><text:span text:style-name="T17">NB! The only limitation for the XQuery scripts is that they have to have an external variable $source_url defined that is the source url of the XML document that is analysed.</text:span></text:p>
      <text:h text:style-name="Heading_20_3" text:outline-level="3">Writing rules for CDR</text:h>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soft-page-break/>(:===================================================================:)</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text:soft-page-break/>(: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6">&lt;/div&gt;</text:span></text:p>
      <text:p text:style-name="XML_20_Listing"><text:tab/>else </text:p>
      <text:p text:style-name="XML_20_Listing"><text:s text:c="9"/>&lt;div&gt;</text:p>
      <text:p text:style-name="XML_20_Listing"><text:span text:style-name="T6"><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oft-page-break/><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h text:style-name="Heading_20_3" text:outline-level="3">Generating machine readable feedback with XQuery</text:h>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1">
        <text:list-item>
          <text:p text:style-name="P38">element, which will contain the value of name() function for the XML element that contains the error. </text:p>
        </text:list-item>
        <text:list-item>
          <text:p text:style-name="P38">key, which will contain the primary key of the record that has an error. For e.g. the habitat type factsheet, it is the biogeographical region code (ATL, CON, MBAL <text:soft-page-break/>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6">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1">&lt;div&gt;The following red coloured values are wrong: &lt;/div&gt;</text:p>
      <text:p text:style-name="P11">&lt;table border="1" <text:span text:style-name="T7">error</text:span>="These values are wrong"&gt;</text:p>
      <text:p text:style-name="P11"><text:s text:c="2"/>&lt;tr&gt;</text:p>
      <text:p text:style-name="P11"><text:s text:c="4"/>&lt;th&gt;EoI station code&lt;/th&gt;</text:p>
      <text:p text:style-name="P11"><text:s text:c="4"/>&lt;th&gt;Local station code&lt;/th&gt;</text:p>
      <text:p text:style-name="P11"><text:s text:c="4"/>&lt;th&gt;Type of station O3&lt;/th&gt;</text:p>
      <text:p text:style-name="P11"><text:s text:c="4"/>&lt;th&gt;Type of station EoI&lt;/th&gt;</text:p>
      <text:p text:style-name="P11"><text:s text:c="4"/>&lt;th&gt;Type of area EoI&lt;/th&gt;</text:p>
      <text:p text:style-name="P11"><text:s text:c="2"/>&lt;/tr&gt;</text:p>
      <text:p text:style-name="P11"><text:s text:c="2"/>&lt;tr align="left" <text:span text:style-name="T8">key</text:span>="LI0001A"&gt;</text:p>
      <text:p text:style-name="P11"><text:s text:c="4"/>&lt;td&gt;</text:p>
      <text:p text:style-name="P11"><text:s text:c="6"/>&lt;b&gt;LI0001A&lt;/b&gt;</text:p>
      <text:p text:style-name="P11"><text:s text:c="4"/>&lt;/td&gt;</text:p>
      <text:p text:style-name="P11"><text:s text:c="4"/>&lt;td&gt;VAD&lt;/td&gt;</text:p>
      <text:p text:style-name="P11"><text:s text:c="4"/>&lt;td&gt;</text:p>
      <text:p text:style-name="P11"><text:s text:c="6"/>&lt;div&gt;R&lt;/div&gt;</text:p>
      <text:p text:style-name="P11"><text:s text:c="4"/>&lt;/td&gt;</text:p>
      <text:p text:style-name="P11"><text:s text:c="4"/>&lt;td<text:span text:style-name="T12"> </text:span><text:span text:style-name="T13">element</text:span><text:span text:style-name="T12">="dd208:Station_type_EoI" style="color:red"&gt;</text:span><text:span text:style-name="T14">Traffic</text:span><text:span text:style-name="T12">&lt;/td&gt;</text:span></text:p>
      <text:p text:style-name="P11"><text:s text:c="4"/>&lt;td<text:span text:style-name="T12"> </text:span><text:span text:style-name="T13">element</text:span><text:span text:style-name="T12">="dd208:Area_type_EoI" style="color:red"&gt;</text:span><text:span text:style-name="T14">Rural</text:span><text:span text:style-name="T12">&lt;/td&gt;</text:span></text:p>
      <text:p text:style-name="P11"><text:s/>&lt;/tr&gt;</text:p>
      <text:p text:style-name="P12">&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1">&lt;div&gt;The following values are not listed in the stations list: &lt;/div&gt;</text:p>
      <text:p text:style-name="P11"><text:s text:c="8"/>&lt;table border="1" <text:span text:style-name="T7">error</text:span>="not listed in the stations list"&gt;</text:p>
      <text:p text:style-name="P11"><text:s text:c="10"/>&lt;tr&gt;</text:p>
      <text:p text:style-name="P11"><text:s text:c="12"/>&lt;th&gt;EoI station code&lt;/th&gt;</text:p>
      <text:p text:style-name="P11"><text:s text:c="12"/>&lt;th&gt;Local station code&lt;/th&gt;</text:p>
      <text:p text:style-name="P11"><text:s text:c="10"/>&lt;/tr&gt;</text:p>
      <text:p text:style-name="P11"><text:s text:c="10"/>&lt;tr align="right" <text:span text:style-name="T7">key</text:span>="41B011"&gt;</text:p>
      <text:p text:style-name="P11"><text:s text:c="12"/>&lt;td style="color:red"&gt;</text:p>
      <text:p text:style-name="P11"><text:s text:c="14"/>&lt;b <text:span text:style-name="T7">element</text:span>="dd208:EoI_station_code"&gt;<text:span text:style-name="T9">41B011</text:span>&lt;/b&gt;</text:p>
      <text:p text:style-name="P11"><text:s text:c="12"/>&lt;/td&gt;</text:p>
      <text:p text:style-name="P11"><text:s text:c="12"/>&lt;td <text:span text:style-name="T7">element</text:span>="dd208:Local_station_code"&gt;<text:span text:style-name="T9">Dardanelles</text:span>&lt;/td&gt;</text:p>
      <text:p text:style-name="P12"><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ext:soft-page-break/>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h text:style-name="Heading_20_3" text:outline-level="3">Using remote lookup tables</text:h>
      <text:p text:style-name="Text_20_body">The QA script can use remote lookup tables if they are on XML format. You call the fn:doc-available() and fn:doc() functions with the URL of the file and import your information into a variable as a sequence using an XPath expression.</text:p>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text:soft-page-break/><draw:frame draw:style-name="fr4" draw:name="Frame4" text:anchor-type="as-char" svg:width="15.242cm" draw:z-index="11"><draw:text-box fo:min-height="7.708cm"><text:p text:style-name="Illustration"><draw:frame draw:style-name="fr5" draw:name="graphics18" text:anchor-type="paragraph" svg:x="0.004cm" svg:y="0.002cm" svg:width="15.242cm" style:rel-width="100%" svg:height="7.708cm" style:rel-height="scale" draw:z-index="12"><draw:image xlink:href="Pictures/20000007000052420000299CC26940AF.wmf" xlink:type="simple" xlink:show="embed" xlink:actuate="onLoad"/></draw:frame>Illustration <text:sequence text:ref-name="refIllustration3" text:name="Illustration" text:formula="ooow:Illustration+1" style:num-format="1">4</text:sequence>: XQuery adding screen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text:soft-page-break/><draw:frame draw:style-name="fr4" draw:name="Frame5" text:anchor-type="as-char" svg:width="15.242cm" draw:z-index="13"><draw:text-box fo:min-height="8.599cm"><text:p text:style-name="Illustration"><draw:frame draw:style-name="fr5" draw:name="graphics19" text:anchor-type="paragraph" svg:x="0.004cm" svg:y="0.002cm" svg:width="15.242cm" style:rel-width="100%" svg:height="8.599cm" style:rel-height="scale" draw:z-index="14"><draw:image xlink:href="Pictures/20000007000056B4000030EAD8DCE7D9.wmf" xlink:type="simple" xlink:show="embed" xlink:actuate="onLoad"/></draw:frame>Illustration <text:sequence text:ref-name="refIllustration4" text:name="Illustration" text:formula="ooow:Illustration+1" style:num-format="1">5</text:sequence>: Advanced XQuery sandbox screen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40">Job ID – unique job identifier. The clients use this id for requesting the result file</text:p>
        </text:list-item>
        <text:list-item>
          <text:p text:style-name="P40">Document URL – the URL of the source XML file given as a parameter to QA service</text:p>
        </text:list-item>
        <text:list-item>
          <text:p text:style-name="P40">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40">Job result – link to the result file, if it is available. The result file can contain the error message, if any errors occurred.</text:p>
        </text:list-item>
        <text:list-item>
          <text:p text:style-name="P40">Status – status field can have the following values:</text:p>
        </text:list-item>
      </text:list>
      <text:list text:style-name="L2">
        <text:list-item>
          <text:list>
            <text:list-item>
              <text:p text:style-name="P27">JOB_RECEIVED - <text:s/>the client has sent the new job into system</text:p>
            </text:list-item>
            <text:list-item>
              <text:p text:style-name="P27">DOWNLOADING SOURCE – the system downloads the source file and saves it temporarily</text:p>
            </text:list-item>
            <text:list-item>
              <text:p text:style-name="P27">PROCESSING – the system processes the job, the result is not available yet.</text:p>
            </text:list-item>
            <text:list-item>
              <text:p text:style-name="P27"><text:soft-page-break/>READY – the job is done, but not requested by the client</text:p>
            </text:list-item>
            <text:list-item>
              <text:p text:style-name="P27">FATAL_ERROR – a fatal error occurred during the processing. The error message can be found from the result file</text:p>
            </text:list-item>
            <text:list-item>
              <text:p text:style-name="P27">RECOVERABLE ERROR – the result is still available</text:p>
            </text:list-item>
            <text:list-item>
              <text:p text:style-name="P27">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5"><draw:text-box fo:min-height="9.816cm"><text:p text:style-name="Illustration"><draw:frame draw:style-name="fr5" draw:name="graphics20" text:anchor-type="paragraph" svg:x="0.004cm" svg:y="0.002cm" svg:width="15.228cm" style:rel-width="100%" svg:height="9.816cm" style:rel-height="scale" draw:z-index="16"><draw:image xlink:href="Pictures/200000070000667A000042101B461883.wmf" xlink:type="simple" xlink:show="embed" xlink:actuate="onLoad"/></draw:frame>Illustration <text:sequence text:ref-name="refIllustration5" text:name="Illustration" text:formula="ooow:Illustration+1" style:num-format="1">6</text:sequence>: Work-queue jobs management screenshot</text:p></draw:text-box></draw:frame></text:p>
      <text:h text:style-name="Heading_20_1" text:outline-level="1"><text:bookmark-start text:name="_Ref119212203"/>External system <text:bookmark-end text:name="_Ref119212203"/>features</text:h>
      <text:p text:style-name="Text_20_body">The <text:span text:style-name="T17">QA Service</text:span> has been designed to be used also by external applications. These client applications may perform the following operations on <text:span text:style-name="T17">the QA Service</text:span>:</text:p>
      <text:list text:style-name="WW8Num21">
        <text:list-item>
          <text:p text:style-name="P34">Validate delivered XML file</text:p>
        </text:list-item>
      </text:list>
      <text:list text:style-name="WW8Num6">
        <text:list-item>
          <text:p text:style-name="P35">Create QA jobs in batch</text:p>
        </text:list-item>
      </text:list>
      <text:list text:style-name="WW8Num21">
        <text:list-item text:start-value="1">
          <text:p text:style-name="P34">Retrieve jobs results</text:p>
        </text:list-item>
      </text:list>
      <text:p text:style-name="Text_20_body">In order to invoke these operations, the location of the <text:span text:style-name="T17">QA Service</text:span> XML RPC Router must be known. By default this is set to: http://&lt;&lt;web_root&gt;&gt;/RpcRouter </text:p>
      <text:p text:style-name="Text_20_body">To make use of the <text:span text:style-name="T17">QA Service</text:span> XML RPC, users need to call it from an external application. The following is an example for such an RPC call using the Python programming language:</text:p>
      <text:p text:style-name="Programlisting"><text:soft-page-break/>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10"/>
      <text:h text:style-name="Heading_20_2" text:outline-level="2">Validate XML against schema</text:h>
      <text:p text:style-name="Text_20_body">Service name:<text:tab/><text:tab/>ValidationService</text:p>
      <text:p text:style-name="Text_20_body">Name: <text:tab/><text:tab/><text:tab/>validateSchema( 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http://roddev.eionet.eu.int/waterdemo/water_measurements.xml ”, ”http://roddev.eionet.eu.int/waterdemo/water_measurements.xsd” ) returns a string with the following content:</text:p>
      <text:p text:style-name="Text_20_body">“OK - XML Schema validation passed without errors.”</text:p>
      <text:h text:style-name="Heading_20_2" text:outline-level="2">Validate delivered XML file </text:h>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4">Method parameters:</text:span><text:line-break/><text:span text:style-name="T15">xml_url <text:s text:c="3"/></text:span><text:s text:c="5"/>string – URL of the XML file to be validated.</text:p>
      <text:p text:style-name="Standard"><text:span text:style-name="T4">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text:soft-page-break/>schema, whose location is defined in XML file start tag. Eg: xsi:noNamespaceSchemaLocation=” http://dd.eionet.eu.int/GetSchema?id=TBL2551“ or xsi:schemaLocation=http://dd.eionet.eu.int/namespace.jsp?ns_id=8 http://dd.eionet.eu.int/GetSchema?id=TBL2551. The parameter is the URL of the source XML file to be validated. The return value contains validation result in HTML format. If validation passed successfully, then the string starts with “OK –“</text:p>
      <text:p text:style-name="Text_20_body"/>
      <text:p text:style-name="Text_20_body">Example: validate (“http://roddev.eionet.eu.int/waterdemo/water_measurements.xml ”) returns a string with the following content:</text:p>
      <text:p text:style-name="Text_20_body">“OK - XML Schema validation passed without errors.”</text:p>
      <text:h text:style-name="Heading_20_2" text:outline-level="2">Analyse XML files</text:h>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 <text:s/>. The client usually doesn’t know what is the technology used for QA. The method is using scripts defined in the XQuery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int/GetSchema?id=TBL2551”:[‘ http://cdr-ewn.eionet.eu.int/bg/eea/envqarhpw/BG_bodies.xml’, ‘http://cdr-ewn.eionet.eu.int/li/eea/ewn3/envqarohw/LI_bodies.xml’]} returns an array with the following content:</text:p>
      <text:p text:style-name="XML_20_Listing">[[‘345’,’ http://cdr-ewn.eionet.eu.int/bg/eea/envqarhpw/BG_bodies.xml’], [‘346’,’http://cdr-ewn.eionet.eu.int/bg/eea/envqarhpw/BG_bodies.xml’],[‘347’, ‘http://cdr-ewn.eionet.eu.int/li/eea/ewn3/envqarohw/LI_bodies.xml’],[‘348’,’ http://cdr-ewn.eionet.eu.int/li/eea/ewn3/envqarohw/LI_bodies.xml’]]</text:p>
      <text:p text:style-name="Text_20_body"/>
      <text:p text:style-name="Text_20_body"><text:soft-page-break/>This method adds 4 new jobs into the work-queue. It means that there are 2 QA rules for that specified XML Schema and each of them will be executed with the 2 source files. Returned IDs can be used in the getResult method.</text:p>
      <text:h text:style-name="Heading_20_2" text:outline-level="2">Analyse</text:h>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 <text:s/>. 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text:p>
      <text:p text:style-name="Text_20_body">and the source of XQuery script. The method returns the ID of the job, put into the work-queue system.</text:p>
      <text:p text:style-name="Text_20_body"/>
      <text:p text:style-name="Text_20_body">Example: </text:p>
      <text:p text:style-name="Example"><text:span text:style-name="Example">Sum_Emissions.xql:</text:span></text:p>
      <text:p text:style-name="Example"><text:span text:style-name="Example">define variable $source_url as xs:string external</text:span></text:p>
      <text:p text:style-name="Example"><text:span text:style-name="Example"/></text:p>
      <text:p text:style-name="Example"><text:span text:style-name="Example">declare namespace local="http://localhost/GDEM"</text:span></text:p>
      <text:p text:style-name="Example"><text:span text:style-name="Example"/></text:p>
      <text:p text:style-name="Example"><text:span text:style-name="Example">define function local:sumEmission($emiss as element()*) as xs:decimal</text:span></text:p>
      <text:p text:style-name="Example"><text:span text:style-name="Example">{</text:span></text:p>
      <text:p text:style-name="Example"><text:span text:style-name="Example"><text:s text:c="3"/>for $d in distinct-values($emiss/PollutantName)</text:span></text:p>
      <text:p text:style-name="Example"><text:span text:style-name="Example"><text:tab/><text:tab/>let $e := $emiss[PollutantName = $d]</text:span></text:p>
      <text:p text:style-name="Example"><text:span text:style-name="Example"><text:tab/> <text:s/>return<text:tab/>sum($e/EmissionValue)</text:span></text:p>
      <text:p text:style-name="Example"><text:span text:style-name="Example">}</text:span></text:p>
      <text:p text:style-name="Example"><text:span text:style-name="Example"/></text:p>
      <text:p text:style-name="Example"><text:span text:style-name="Example">define function local:proceed ($url as xs:string) </text:span></text:p>
      <text:p text:style-name="Example"><text:span text:style-name="Example">{</text:span></text:p>
      <text:p text:style-name="Example"><text:soft-page-break/><text:span text:style-name="Example"><text:tab/>for $pn in distinct-values(doc($url)//report/Facility/Emission/PollutantName)</text:span></text:p>
      <text:p text:style-name="Example"><text:span text:style-name="Example"><text:tab/>order by $pn</text:span></text:p>
      <text:p text:style-name="Example"><text:span text:style-name="Example"><text:tab/><text:tab/>return &lt;tr&gt;&lt;td&gt;{$pn}&lt;/td&gt;&lt;td align="right"&gt;{local:sumEmission(doc($url)//report/Facility/Emission[PollutantName = $pn])}&lt;/td&gt;&lt;/tr&gt;</text:span></text:p>
      <text:p text:style-name="Example"><text:span text:style-name="Example">}</text:span></text:p>
      <text:p text:style-name="Text_20_body"/>
      <text:p text:style-name="XML_20_Listing">&lt;html&gt;</text:p>
      <text:p text:style-name="XML_20_Listing"><text:tab/>&lt;body&gt;</text:p>
      <text:p text:style-name="XML_20_Listing"><text:tab/><text:tab/>&lt;table border="1"&gt;</text:p>
      <text:p text:style-name="XML_20_Listing"><text:tab/><text:tab/>&lt;tr&gt;&lt;th&gt;Substance&lt;/th&gt;&lt;th align="right"&gt;Sum of Emission Values&lt;/th&gt;&lt;/tr&gt;</text:p>
      <text:p text:style-name="XML_20_Listing"><text:tab/><text:tab/>{local:proceed($source_url)}</text:p>
      <text:p text:style-name="XML_20_Listing"><text:tab/><text:tab/>&lt;/table&gt;</text:p>
      <text:p text:style-name="XML_20_Listing"><text:s text:c="2"/>&lt;/body&gt;</text:p>
      <text:p text:style-name="XML_20_Listing">&lt;/html&gt;</text:p>
      <text:p text:style-name="Text_20_body">You can the call the analyze method as analyze(http://roddev.eionet.eu.int/waterdemo/water_measurements.xml, &lt;Content of Sum_Emissions.xql&gt;) and it returns the job ID as follows:</text:p>
      <text:p text:style-name="Text_20_body">‘345’</text:p>
      <text:h text:style-name="Heading_20_2" text:outline-level="2">Get results from batch job</text:h>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
      <text:p text:style-name="Text_20_body">Detailed description: <text:s/>. 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text:tab/>: 0- ready, 1-not ready, 2- fatal error,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text:soft-page-break/>Example: <text:tab/>getResult(“345”) returns the following result:</text:p>
      <text:p text:style-name="Text_20_body"/>
      <text:p text:style-name="Text_20_body">{CODE=”1”, VALUE=”&lt;html&gt;the result of QA&lt;/html&gt;”, METATYPE=”text/html”, SCRIPT_TITLE=”This script checks the min mean max values”}</text:p>
      <text:p text:style-name="Text_20_body"/>
      <text:h text:style-name="Heading_20_2" text:outline-level="2">List available QA rules</text:h>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ext:s/>. This method returns the list of available QA rules for one particular schema. If no parameter is defined, then all the QA rules are returned. QA rules technology can be XQuery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text:p>
      <text:p text:style-name="Text_20_body"><text:tab/>String “xml_schema”<text:tab/>: xml schema of the input XML file</text:p>
      <text:p text:style-name="Text_20_body"/>
      <text:p text:style-name="Heading_20_8">Example</text:p>
      <text:p text:style-name="Text_20_body">listQueries('http://dd.eionet.eu.int/GetSchema?id=TBL2551') returns the following result: </text:p>
      <text:p text:style-name="Example">[{content_type_out=HTML, short_name=Test QRY, xml_schema=http://dd.eionet.eu.int/GetSchema?id=TBL2552, schema_id=56, description=123, query=xq.txt, query_id=1}, {content_type_out=HTML, short_name=Test 2, xml_schema=http://dd.eionet.eu.int/GetSchema?id=TBL2552, schema_id=56, description=Desc, query=GW_Body_rules2551.xql, query_id=9}] </text:p>
      <text:h text:style-name="P13" text:outline-level="2">List available QA scripts</text:h>
      <text:p text:style-name="Text_20_body">Service name:<text:tab/><text:tab/>XQueryService</text:p>
      <text:p text:style-name="Text_20_body"><text:soft-page-break/>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ext:s/>.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int/namespace.jsp?ns_id=10 http://dd.eionet.eu.int/GetSchema?id=TBL3227 ') <text:s/>returns the following result: </text:p>
      <text:p text:style-name="Example">[[-1, XML Schema Validation, ], [15, Eionet-Water: Rivers - Proxy pressures, 31.10.2005 10:35:31]] </text:p>
      <text:h text:style-name="Heading_20_2" text:outline-level="2">Run QA script</text:h>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 <text:s/>This method runs the QA script with specified id against the source XML file and returns the result as a byte array. The 2 string parameters for the method are:</text:p>
      <text:p text:style-name="Text_20_body">- file_URL of the source XML file</text:p>
      <text:p text:style-name="Text_20_body">- script_ID <text:s/>script id returned by listQAScripts() method; -1 if it is XML Schema validation</text:p>
      <text:p text:style-name="Text_20_body"/>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oft-page-break/><text:s/>runQAScript(http://cdr.eionet.eu.int/at/eea/ewn1/envq2hsrw/ProxyPressures.xml","15") returns an ARRAY with the following content:</text:p>
      <text:p text:style-name="Example">[text/html, &lt;bytearray&gt;] </text:p>
      <text:h text:style-name="Heading_20_1" text:outline-level="1">XQuery References</text:h>
      <text:p text:style-name="Text_20_body">This chapter contains references to specifications, tutorials and other sources that may give some help for creating XQueries for QA service. </text:p>
      <text:p text:style-name="Heading_20_8">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0"> - </text:span>XQuery 1.0 and XPath 2.0 Functions and Operators</text:p>
      <text:p text:style-name="List_20_Indent"><text:a xlink:type="simple" xlink:href="http://www.w3.org/TR/xpath-datamodel/"><text:span text:style-name="Internet_20_link">http://www.w3.org/TR/xpath-datamodel/</text:span></text:a><text:span text:style-name="T10">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0"> - </text:span>XSLT 2.0 and XQuery 1.0 Serialization<text:span text:style-name="T10"> </text:span></text:p>
      <text:p text:style-name="List_20_Indent"><text:a xlink:type="simple" xlink:href="http://www.w3.org/TR/xquery-use-cases/"><text:span text:style-name="Internet_20_link">http://www.w3.org/TR/xquery-use-cases/</text:span></text:a><text:span text:style-name="T10"> - </text:span>XML Query Use Cases</text:p>
      <text:p text:style-name="List_20_Indent"><text:a xlink:type="simple" xlink:href="http://www.w3.org/TR/xquery-requirements/"><text:span text:style-name="Internet_20_link">http://www.w3.org/TR/xquery-requirements/</text:span></text:a><text:span text:style-name="T10">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1">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GB"/>
    </style:style>
    <style:style style:name="T2"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3</text:editing-cycles> <text:s text:c="2"/><text:modification-date style:data-style-name="N84">2007-11-16</text:modification-date><text:tab/><text:title>Quality Assessment Service</text:title><text:tab/><text:span text:style-name="T1">Page </text:span><text:span text:style-name="T1"><text:page-number text:select-page="current">23</text:page-number></text:span><text:span text:style-name="T1"> of </text:span><text:span text:style-name="T1"><text:page-count style:num-format="1">23</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13</text:editing-cycles> <text:s text:c="2"/><text:modification-date style:data-style-name="N84">2007-11-16</text:modification-date><text:tab/><text:title>Quality Assessment Service</text:title><text:tab/><text:span text:style-name="T2">Page </text:span><text:span text:style-name="T2"><text:page-number text:select-page="current">23</text:page-number></text:span><text:span text:style-name="T2"> of </text:span><text:span text:style-name="T2"><text:page-count style:num-format="1">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Quality Assessment Service</dc:title>
    <meta:initial-creator>Søren Roug</meta:initial-creator>
    <meta:creation-date>2006-09-18T16:55:03</meta:creation-date>
    <dc:creator>Søren Roug</dc:creator>
    <dc:date>2007-11-16T15:27:10</dc:date>
    <meta:printed-by>Søren Roug</meta:printed-by>
    <meta:print-date>2007-08-31T12:53:28</meta:print-date>
    <meta:editing-cycles>13</meta:editing-cycles>
    <meta:editing-duration>PT3H34M24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3" meta:image-count="6" meta:object-count="0" meta:page-count="23" meta:paragraph-count="515" meta:word-count="6134" meta:character-count="39762"/>
  </office:meta>
</office:document-meta>
</file>